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0031e" officeooo:paragraph-rsid="0010031e"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05069" officeooo:paragraph-rsid="0010506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9a610" officeooo:paragraph-rsid="0019a610"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19a610" officeooo:paragraph-rsid="0019a61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2pt" officeooo:rsid="0010031e" officeooo:paragraph-rsid="0010031e" style:font-size-asian="10.5pt" style:font-size-complex="12pt"/>
    </style:style>
    <style:style style:name="P6" style:family="paragraph" style:parent-style-name="Standard">
      <style:paragraph-properties fo:text-align="start" style:justify-single-word="false"/>
      <style:text-properties fo:font-size="12pt" fo:font-weight="bold" officeooo:rsid="0010031e" officeooo:paragraph-rsid="0010031e"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27c69" officeooo:paragraph-rsid="00127c69"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41791" officeooo:paragraph-rsid="00141791"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9a610" officeooo:paragraph-rsid="0019a610"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10031e" officeooo:paragraph-rsid="0010031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12928" officeooo:paragraph-rsid="0011292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12928" officeooo:paragraph-rsid="0019a61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1ec6b" officeooo:paragraph-rsid="0011ec6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1ec6b" officeooo:paragraph-rsid="0019a61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27c69" officeooo:paragraph-rsid="00127c6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41791" officeooo:paragraph-rsid="0014179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44438" officeooo:paragraph-rsid="0014443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9a610" officeooo:paragraph-rsid="0019a610" style:font-size-asian="10.5pt" style:font-weight-asian="normal" style:font-size-complex="12pt" style:font-weight-complex="normal"/>
    </style:style>
    <style:style style:name="T1" style:family="text">
      <style:text-properties officeooo:rsid="0011ec6b"/>
    </style:style>
    <style:style style:name="T2" style:family="text">
      <style:text-properties officeooo:rsid="00141791"/>
    </style:style>
    <style:style style:name="T3" style:family="text">
      <style:text-properties officeooo:rsid="0015d764"/>
    </style:style>
    <style:style style:name="T4" style:family="text">
      <style:text-properties officeooo:rsid="00166447"/>
    </style:style>
    <style:style style:name="T5" style:family="text">
      <style:text-properties officeooo:rsid="00179d62"/>
    </style:style>
    <style:style style:name="T6" style:family="text">
      <style:text-properties officeooo:rsid="0019a6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 STATEMENT</text:p>
      <text:p text:style-name="P2">PiattaformaBirrifici</text:p>
      <text:p text:style-name="P2"/>
      <text:p text:style-name="P3">INDICE</text:p>
      <text:p text:style-name="P4">1. Dominio del problema</text:p>
      <text:p text:style-name="P4">2. Scenari</text:p>
      <text:p text:style-name="P4">3. Requisiti funzionali</text:p>
      <text:p text:style-name="P4">4. Requisiti non funzionali</text:p>
      <text:p text:style-name="P4">5. Ambiente di destinazione</text:p>
      <text:p text:style-name="P4">6. Deriverables e scadenze</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1. Dominio del problema</text:p>
      <text:p text:style-name="P11">La produzione di birra artigianale sta subendo un rapito incremento anche in Italia. <text:span text:style-name="T2">I produttori di birre artigianali, non essendo industrie, ne producono pochi litri. Questo fa si che non possano venderle all’ingrosso.</text:span></text:p>
      <text:p text:style-name="P11">Il progetto PiattaformaBirrifici <text:span text:style-name="T2">mira ad </text:span>essere una piattaforma in cui i birrifici artigianali potranno vendere le proprie birre <text:span text:style-name="T2">al dettaglio</text:span> e dei clienti acquistarle. </text:p>
      <text:p text:style-name="P13"/>
      <text:p text:style-name="P8"><text:span text:style-name="T6">2. </text:span>Scenari</text:p>
      <text:p text:style-name="P16">Scenario 1.</text:p>
      <text:p text:style-name="P16">Luca è uno studente fuori sede che a cui piace guardare le partite di calcio con gli amici. Stanco di offrire sempre la solita birra, decide di documentarsi sull’esistenza di nuove varietà della sua bevanda preferita. Trova online la PiattaformaBirrifici dove vede che esistono incredibili birre artigianali dai prezzi non eccessivi. Decide così di registrarsi per acquistare due o tre tipologie di birre per assaggiarle. Compila il form di registrazione con <text:span text:style-name="T4">email, password, </text:span>nome, cognome, <text:span text:style-name="T3">regione, provincia, città, n. civico, CAP, telefono, indirizzo e mette nel suo carrello le birre più accattivanti. Quando finisce di sceglierle tutte fa il checkout dell’ordine e attende con ansia il suo bel pacco di birre.</text:span></text:p>
      <text:p text:style-name="P16"/>
      <text:p text:style-name="P17">Scenario2.</text:p>
      <text:p text:style-name="P17">Il birrificio artigianale Birrificio dei Bardi ha intenzione di ampliare la sua cerchia di clienti ma non sa come dato che la sua produzione di birre non è abbastanza rilevante da permettergli di vendere all’ingrosso. Decide così di iscriversi al nuovo sito PiattaformaBirrifici per tentare nell’impresa. Compila tutt<text:span text:style-name="T3">e le informazioni ovvero: Partita IVA, ragione sociale, indirizzo, email, password. I</text:span>nizia a caricare i propri prodotti sul sito. Molto presto si accorge di aver ricevuto una notifica. E’ già il primo ordine per la sua birra migliore! Prende atto dell’ordine, prepara la birra in un contenitore antiurto e la spedisce tramite il suo corriere. </text:p>
      <text:p text:style-name="P17"/>
      <text:p text:style-name="P17">Scenario 3.</text:p>
      <text:p text:style-name="P17">Martina è ormai una cliente abituale sul sito PiattaformaBirrifici ha assaggiato alcune delle birre offerte e vuole lasciare un commento alla sua birra preferita per invogliare anche gli altri ad acquistarla. <text:span text:style-name="T4">Effettua il login inserendo email e password e s</text:span>i reca nella pagina del prodotto. <text:span text:style-name="T4">S</text:span>crive una bellissima recensione di modo che tutti sappiano quanto le è piaciuta.</text:p>
      <text:p text:style-name="P17"/>
      <text:p text:style-name="P9">3. Requisiti funzionali</text:p>
      <text:p text:style-name="P12">I prodotti dovranno essere visibili a tutti gli utenti ma solo gli utenti iscritti potranno comprarli. </text:p>
      <text:p text:style-name="P14">La piattaforma dovrà contenere tre “aree”:</text:p>
      <text:p text:style-name="P14">- area accessibile a tutti gli utenti (home page e pagine dei prodotti);</text:p>
      <text:p text:style-name="P14">- area personale dei clienti registrati (su cui ci saranno le informazioni personali e gli ordini effettuati);</text:p>
      <text:p text:style-name="P14">- area private delle imprese iscritte (dove ci saranno i dati aziendali, i prodotti caricati e gli ordini ricevuti).</text:p>
      <text:p text:style-name="P12">I birrifici che si iscrivono <text:span text:style-name="T1">possono inserire le proprie birre sulla piattaforma per la vendita.</text:span></text:p>
      <text:p text:style-name="P14">Quando un cliente effettua un ordine esso deve essere evaso dal birrificio o dai birrifici che hanno caricato i prodotti compresi nell’ordine. </text:p>
      <text:p text:style-name="P14">Si vuole tener traccia degli ordini evasi dei clienti. Quando un cliente riceve il proprio ordine viene abilitato a lasciare commenti ai prodotti acquistati. </text:p>
      <text:p text:style-name="P9"/>
      <text:p text:style-name="P9">4. Requisiti non funzionali</text:p>
      <text:p text:style-name="P18">Il sito web dovrà essere visibile e ben strutturato all’interno dei maggiori browser Internet (Chrome, Mozzilla etc.). </text:p>
      <text:p text:style-name="P18">Dovrà essere ben visibile da ogni strumento smart quale computer, cellulare e/o tablet.</text:p>
      <text:p text:style-name="P13"/>
      <text:p text:style-name="P7"><text:soft-page-break/><text:span text:style-name="T6">5. </text:span>Ambiente di <text:span text:style-name="T6">destinazione</text:span></text:p>
      <text:p text:style-name="P15">Il sistema si dovrà interfacciare con persone che acquistano online e con birrifici che vorranno vendere i propri prodotti. Dat<text:span text:style-name="T4">o</text:span> che entrambe le categorie di utenti non sono esperti del settore bisognerà implementare interfacce grafiche facilmente comprensibili anche per i meno esperti.</text:p>
      <text:p text:style-name="P13"/>
      <text:p text:style-name="P9">6. Deliverables e scadenze</text:p>
      <text:p text:style-name="P15">Il progetto dovrà presentare un’adeguata documentazione nelle date stabilite dal committente <text:span text:style-name="T5">ed essere pronto entro il mese di gennaio.</text:span></text:p>
      <text:p text:style-name="P1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09:33:47.022000000</meta:creation-date>
    <dc:date>2019-10-16T11:09:05.562000000</dc:date>
    <meta:editing-duration>PT28M12S</meta:editing-duration>
    <meta:editing-cycles>6</meta:editing-cycles>
    <meta:generator>LibreOffice/6.2.4.2$Windows_X86_64 LibreOffice_project/2412653d852ce75f65fbfa83fb7e7b669a126d64</meta:generator>
    <meta:document-statistic meta:table-count="0" meta:image-count="0" meta:object-count="0" meta:page-count="3" meta:paragraph-count="35" meta:word-count="602" meta:character-count="3950" meta:non-whitespace-character-count="3377"/>
  </office:meta>
</office:document-meta>
</file>